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 table:number-rows-repeated="14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0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1:03:37.3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Andre</meta:initial-creator>
    <meta:creation-date>2014-04-15T13:31:14Z</meta:creation-date>
    <dc:date>2015-03-30T11:05:35.724000000</dc:date>
    <meta:editing-duration>PT3H5M50S</meta:editing-duration>
    <meta:editing-cycles>13</meta:editing-cycles>
    <meta:document-statistic meta:table-count="4" meta:cell-count="49" meta:object-count="0"/>
  </office:meta>
</office:document-meta>
</file>